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avid CLM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/>
    <style:font-face style:name="Nachlieli CLM" svg:font-family="'Nachlieli CLM'"/>
    <style:font-face style:name="Tahoma" svg:font-family="Tahoma" style:font-family-generic="swiss"/>
  </office:font-face-decls>
  <office:automatic-styles>
    <style:style style:name="Table1" style:family="table" style:master-page-name="Standard">
      <style:table-properties style:width="170mm" style:page-number="1" table:align="margins"/>
    </style:style>
    <style:style style:name="Table1.A" style:family="table-column">
      <style:table-column-properties style:column-width="170mm" style:rel-column-width="65535*"/>
    </style:style>
    <style:style style:name="Table1.A1" style:family="table-cell">
      <style:table-cell-properties fo:padding="0.97mm" fo:border="0.5pt solid #000000"/>
    </style:style>
    <style:style style:name="P1" style:family="paragraph" style:parent-style-name="Standard">
      <style:text-properties officeooo:rsid="000d822e" officeooo:paragraph-rsid="000d822e"/>
    </style:style>
    <style:style style:name="P2" style:family="paragraph" style:parent-style-name="Table_20_Contents">
      <style:text-properties officeooo:rsid="000d822e" officeooo:paragraph-rsid="000d822e"/>
    </style:style>
    <style:style style:name="P3" style:family="paragraph" style:parent-style-name="Standard" style:master-page-name="">
      <style:paragraph-properties style:page-number="auto" fo:break-before="page"/>
      <style:text-properties officeooo:rsid="000d822e" officeooo:paragraph-rsid="000d82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1 text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This should also be page 1 – the table sets that in its text flow properties</text:p>
          </table:table-cell>
        </table:table-row>
      </table:table>
      <text:p text:style-name="P3">page 2 text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avid CLM" svg:font-family="'David CLM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/>
    <style:font-face style:name="Nachlieli CLM" svg:font-family="'Nachlieli CLM'"/>
    <style:font-face style:name="Tahoma" svg:font-family="Tahoma" style:font-family-generic="swiss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Tahoma" style:font-size-asian="10.5pt" style:language-asian="zh" style:country-asian="CN" style:font-name-complex="David CLM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de" fo:country="DE" style:letter-kerning="true" style:font-name-asian="Tahoma" style:font-size-asian="10.5pt" style:language-asian="zh" style:country-asian="CN" style:font-name-complex="David CLM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size-asian="14pt" style:font-name-complex="Nachlieli CLM" style:font-family-complex="'Nachlieli CLM'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-asian="Tahoma" style:font-family-asian="Tahoma" style:font-family-generic-asian="swiss"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ahoma" style:font-family-asian="Tahoma" style:font-family-generic-asian="swiss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ahoma" style:font-family-asian="Tahoma" style:font-family-generic-asian="swiss" style:font-size-asian="12pt" style:font-name-complex="David CLM" style:font-family-complex="'David CLM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d822e" officeooo:paragraph-rsid="000d822e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age: 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ke</meta:initial-creator>
    <meta:creation-date>2025-09-10T22:56:07.798346100</meta:creation-date>
    <dc:date>2025-09-10T22:58:48.781039600</dc:date>
    <dc:creator>Mike</dc:creator>
    <meta:editing-duration>PT2M42S</meta:editing-duration>
    <meta:editing-cycles>1</meta:editing-cycles>
    <meta:document-statistic meta:table-count="1" meta:image-count="0" meta:object-count="0" meta:page-count="4" meta:paragraph-count="4" meta:word-count="23" meta:character-count="106" meta:non-whitespace-character-count="86"/>
    <meta:generator>LibreOffice/25.8.1.1$Windows_X86_64 LibreOffice_project/54047653041915e595ad4e45cccea684809c77b5</meta:generator>
  </office:meta>
</office:document-meta>
</file>